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indent="0cm" style:auto-text-indent="false"/>
      <style:text-properties fo:color="#004586" style:font-name="Cambria"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8"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indent="0cm" style:auto-text-indent="false"/>
      <style:text-properties style:font-name="Calibri Light" style:font-name-complex="Calibri Light"/>
    </style:style>
    <style:style style:name="P11" style:family="paragraph" style:parent-style-name="Standard">
      <style:paragraph-properties fo:margin-left="0cm" fo:margin-right="0cm" fo:text-indent="0cm" style:auto-text-indent="false"/>
      <style:text-properties fo:color="#000000" style:font-name="Calibri Light" style:font-name-complex="Calibri Light"/>
    </style:style>
    <style:style style:name="P12" style:family="paragraph" style:parent-style-name="Standard">
      <style:text-properties style:font-name="Calibri Light" style:font-name-complex="Calibri Light"/>
    </style:style>
    <style:style style:name="P13" style:family="paragraph" style:parent-style-name="Standard">
      <style:paragraph-properties fo:text-align="justify" style:justify-single-word="false"/>
      <style:text-properties style:font-name="Calibri Light" style:font-name-complex="Calibri Light"/>
    </style:style>
    <style:style style:name="P14" style:family="paragraph" style:parent-style-name="Standard">
      <style:paragraph-properties fo:text-align="justify" style:justify-single-word="false"/>
    </style:style>
    <style:style style:name="P15" style:family="paragraph" style:parent-style-name="Standard">
      <style:text-properties style:font-name="Calibri"/>
    </style:style>
    <style:style style:name="P16" style:family="paragraph" style:parent-style-name="Standard">
      <style:text-properties fo:color="#000000"/>
    </style:style>
    <style:style style:name="P17" style:family="paragraph" style:parent-style-name="Standard">
      <style:paragraph-properties fo:text-align="justify" style:justify-single-word="false"/>
      <style:text-properties fo:color="#000000" style:font-name="Calibri"/>
    </style:style>
    <style:style style:name="P18" style:family="paragraph" style:parent-style-name="Standard">
      <style:paragraph-properties fo:margin-left="2.521cm" fo:margin-right="0cm" fo:text-align="justify" style:justify-single-word="false" fo:text-indent="0cm" style:auto-text-indent="false">
        <style:tab-stops/>
      </style:paragraph-properties>
      <style:text-properties fo:color="#000000" style:font-name="Calibri Light" style:font-name-complex="Calibri Light"/>
    </style:style>
    <style:style style:name="P19" style:family="paragraph" style:parent-style-name="Standard">
      <style:paragraph-properties fo:margin-left="0cm" fo:margin-right="0cm" fo:text-align="justify" style:justify-single-word="false" fo:text-indent="1.251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0" style:family="paragraph" style:parent-style-name="Standard">
      <style:paragraph-properties fo:margin-left="0cm" fo:margin-right="0cm" fo:text-align="justify" style:justify-single-word="false" fo:text-indent="1.251cm" style:auto-text-indent="false"/>
      <style:text-properties style:font-name="Calibri Light" style:font-name-complex="Calibri Light"/>
    </style:style>
    <style:style style:name="P21" style:family="paragraph" style:parent-style-name="Título_20_2">
      <style:text-properties style:font-name="Calibri Light" fo:font-size="13pt" officeooo:rsid="00142a47" officeooo:paragraph-rsid="00142a47" style:font-size-asian="13pt" style:font-size-complex="13pt"/>
    </style:style>
    <style:style style:name="P22" style:family="paragraph" style:parent-style-name="Título_20_2">
      <style:text-properties officeooo:paragraph-rsid="00142a47"/>
    </style:style>
    <style:style style:name="P23" style:family="paragraph" style:parent-style-name="Título_20_2">
      <style:text-properties fo:font-size="12pt" officeooo:paragraph-rsid="00142a47" style:font-size-asian="12pt" style:font-size-complex="12pt"/>
    </style:style>
    <style:style style:name="P24" style:family="paragraph" style:parent-style-name="Normal">
      <style:paragraph-properties fo:margin-left="1.111cm" fo:margin-right="0cm" fo:text-indent="0.37cm" style:auto-text-indent="false"/>
    </style:style>
    <style:style style:name="P25" style:family="paragraph" style:parent-style-name="Standard" style:master-page-name="MP0">
      <style:paragraph-properties fo:margin-left="0cm" fo:margin-right="0cm" fo:text-indent="0cm" style:auto-text-indent="false" style:page-number="auto" fo:break-before="page"/>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5">
      <style:text-properties style:font-name="Calibri Light" style:font-name-complex="Calibri Light"/>
    </style:style>
    <style:style style:name="P28" style:family="paragraph" style:parent-style-name="Standard">
      <style:paragraph-properties fo:text-align="start" style:justify-single-word="false"/>
      <style:text-properties style:font-name="Calibri Light" fo:font-size="12pt" style:font-size-asian="12pt" style:font-name-complex="Calibri Light" style:font-size-complex="12pt"/>
    </style:style>
    <style:style style:name="P29" style:family="paragraph" style:parent-style-name="Standard" style:list-style-name="L3">
      <style:paragraph-properties fo:text-align="justify" style:justify-single-word="false"/>
      <style:text-properties fo:color="#000000" style:font-name="Calibri Light" style:font-name-complex="Calibri Light"/>
    </style:style>
    <style:style style:name="P30" style:family="paragraph" style:parent-style-name="Standard" style:list-style-name="L4">
      <style:text-properties fo:color="#000000" style:font-name="Calibri Light" style:font-name-complex="Calibri Light"/>
    </style:style>
    <style:style style:name="P31" style:family="paragraph" style:parent-style-name="Standard">
      <style:text-properties style:font-name="Calibri"/>
    </style:style>
    <style:style style:name="P32" style:family="paragraph" style:parent-style-name="Standard">
      <style:paragraph-properties fo:margin-left="0cm" fo:margin-right="0cm" fo:text-indent="0.37cm" style:auto-text-indent="false"/>
    </style:style>
    <style:style style:name="P33" style:family="paragraph" style:parent-style-name="Standard">
      <style:paragraph-properties fo:margin-left="0cm" fo:margin-right="0cm" fo:text-indent="0.37cm" style:auto-text-indent="false"/>
      <style:text-properties style:font-name="Calibri Light" style:font-name-complex="Calibri Light"/>
    </style:style>
    <style:style style:name="P34" style:family="paragraph" style:parent-style-name="Standard" style:list-style-name="L1">
      <style:paragraph-properties fo:margin-left="0cm" fo:margin-right="0cm" fo:text-indent="0.37cm" style:auto-text-indent="false"/>
      <style:text-properties style:font-name="Calibri Light" style:font-name-complex="Calibri Light"/>
    </style:style>
    <style:style style:name="P35" style:family="paragraph" style:parent-style-name="Standard">
      <style:paragraph-properties fo:margin-left="0cm" fo:margin-right="0cm" fo:text-indent="0.37cm" style:auto-text-indent="false"/>
      <style:text-properties fo:color="#000000" style:font-name="Calibri Light" style:font-name-complex="Calibri Light"/>
    </style:style>
    <style:style style:name="P36" style:family="paragraph" style:parent-style-name="Standard">
      <style:paragraph-properties fo:margin-left="0cm" fo:margin-right="0cm" fo:text-align="justify" style:justify-single-word="false" fo:text-indent="0.37cm" style:auto-text-indent="false"/>
      <style:text-properties fo:color="#000000" style:font-name="Calibri Light" style:font-name-complex="Calibri Light"/>
    </style:style>
    <style:style style:name="P37" style:family="paragraph" style:parent-style-name="Standard">
      <style:paragraph-properties fo:margin-left="1.111cm" fo:margin-right="0cm" fo:text-indent="0cm" style:auto-text-indent="false"/>
      <style:text-properties officeooo:paragraph-rsid="00142a47"/>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1.111cm" fo:margin-right="0cm" fo:text-indent="0.37cm" style:auto-text-indent="false"/>
    </style:style>
    <style:style style:name="P40" style:family="paragraph" style:parent-style-name="Standard">
      <style:paragraph-properties fo:margin-left="1.111cm" fo:margin-right="0cm" fo:text-indent="0.37cm" style:auto-text-indent="false"/>
      <style:text-properties officeooo:paragraph-rsid="00142a47"/>
    </style:style>
    <style:style style:name="P41" style:family="paragraph" style:parent-style-name="Standard">
      <style:paragraph-properties fo:margin-left="1.111cm" fo:margin-right="0cm" fo:text-indent="0.37cm" style:auto-text-indent="false"/>
      <style:text-properties fo:color="#004586" style:font-name="Cambria" fo:font-size="16pt" style:font-size-asian="16pt" style:font-size-complex="20pt"/>
    </style:style>
    <style:style style:name="P42" style:family="paragraph" style:parent-style-name="Standard">
      <style:paragraph-properties fo:margin-left="1.111cm" fo:margin-right="0cm" fo:text-indent="0.37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3" style:family="paragraph" style:parent-style-name="Standard">
      <style:paragraph-properties fo:margin-left="1.111cm" fo:margin-right="0cm" fo:text-indent="0.37cm" style:auto-text-indent="false"/>
      <style:text-properties fo:color="#004586" style:font-name="Cambria" fo:font-size="20pt" style:font-size-asian="20pt" style:font-size-complex="20pt"/>
    </style:style>
    <style:style style:name="P44" style:family="paragraph" style:parent-style-name="Standard">
      <style:paragraph-properties fo:margin-left="1.111cm" fo:margin-right="0cm" fo:text-align="start" style:justify-single-word="false" fo:text-indent="0.37cm" style:auto-text-indent="false"/>
      <style:text-properties fo:color="#004586" style:font-name="Cambria" fo:font-size="20pt" style:font-size-asian="20pt" style:font-size-complex="20pt"/>
    </style:style>
    <style:style style:name="P45" style:family="paragraph" style:parent-style-name="Standard">
      <style:paragraph-properties fo:margin-left="1.111cm" fo:margin-right="0cm" fo:text-indent="0.37cm" style:auto-text-indent="false"/>
      <style:text-properties fo:color="#004586" style:font-name="Cambria" fo:font-size="18pt" style:font-size-asian="18pt" style:font-size-complex="20pt"/>
    </style:style>
    <style:style style:name="P46" style:family="paragraph" style:parent-style-name="Standard">
      <style:paragraph-properties fo:margin-left="1.111cm" fo:margin-right="0cm" fo:text-indent="0.37cm" style:auto-text-indent="false"/>
      <style:text-properties style:font-name="Calibri Light" style:font-name-complex="Calibri Light"/>
    </style:style>
    <style:style style:name="P47" style:family="paragraph" style:parent-style-name="Standard">
      <style:paragraph-properties fo:margin-left="1.111cm" fo:margin-right="0cm" fo:text-align="start" style:justify-single-word="false" fo:text-indent="0.37cm" style:auto-text-indent="false"/>
      <style:text-properties style:font-name="Calibri Light" style:font-name-complex="Calibri Light"/>
    </style:style>
    <style:style style:name="P48" style:family="paragraph" style:parent-style-name="Standard">
      <style:paragraph-properties fo:margin-left="1.111cm" fo:margin-right="0cm" fo:text-align="start" style:justify-single-word="false" fo:text-indent="0.37cm" style:auto-text-indent="false">
        <style:tab-stops/>
      </style:paragraph-properties>
      <style:text-properties style:font-name="Calibri Light" style:font-name-complex="Calibri Light"/>
    </style:style>
    <style:style style:name="P49" style:family="paragraph" style:parent-style-name="Standard" style:list-style-name="L2">
      <style:paragraph-properties fo:margin-left="1.111cm" fo:margin-right="0cm" fo:text-align="start" style:justify-single-word="false" fo:text-indent="0.37cm" style:auto-text-indent="false"/>
      <style:text-properties style:font-name="Calibri Light" style:font-name-complex="Calibri Light"/>
    </style:style>
    <style:style style:name="P50" style:family="paragraph" style:parent-style-name="Standard">
      <style:paragraph-properties fo:margin-left="1.111cm" fo:margin-right="0cm" fo:text-indent="0.37cm" style:auto-text-indent="false"/>
      <style:text-properties style:font-name="Cambria"/>
    </style:style>
    <style:style style:name="P51" style:family="paragraph" style:parent-style-name="Standard">
      <style:paragraph-properties fo:margin-left="1.111cm" fo:margin-right="0cm" fo:text-align="start" style:justify-single-word="false" fo:text-indent="0.37cm" style:auto-text-indent="false"/>
    </style:style>
    <style:style style:name="P52" style:family="paragraph" style:parent-style-name="Standard">
      <style:paragraph-properties fo:margin-left="1.111cm" fo:margin-right="0cm" fo:text-align="start" style:justify-single-word="false" fo:text-indent="0.37cm" style:auto-text-indent="false">
        <style:tab-stops/>
      </style:paragraph-properties>
    </style:style>
    <style:style style:name="P53" style:family="paragraph" style:parent-style-name="Standard">
      <style:paragraph-properties fo:margin-left="1.111cm" fo:margin-right="0cm" fo:text-indent="0.37cm" style:auto-text-indent="false"/>
      <style:text-properties officeooo:paragraph-rsid="0015e0ab"/>
    </style:style>
    <style:style style:name="P54" style:family="paragraph" style:parent-style-name="Standard">
      <style:paragraph-properties fo:margin-left="1.111cm" fo:margin-right="0cm" fo:text-indent="0.37cm" style:auto-text-indent="false"/>
      <style:text-properties fo:color="#000000" style:font-name="Calibri Light" style:font-name-complex="Calibri Light"/>
    </style:style>
    <style:style style:name="T1" style:family="text">
      <style:text-properties style:font-name="Calibri Light" style:font-name-complex="Calibri Light"/>
    </style:style>
    <style:style style:name="T2" style:family="text">
      <style:text-properties fo:color="#004586" style:font-name="Cambria" fo:font-size="20pt" style:font-size-asian="20pt" style:font-size-complex="20pt"/>
    </style:style>
    <style:style style:name="T3"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4" style:family="text">
      <style:text-properties fo:color="#004586" style:font-name="Cambria" fo:font-size="18pt" style:font-size-asian="18pt" style:font-size-complex="20pt"/>
    </style:style>
    <style:style style:name="T5" style:family="text">
      <style:text-properties fo:color="#004586" style:font-name="Cambria" fo:font-size="16pt" style:font-size-asian="16pt" style:font-size-complex="20pt"/>
    </style:style>
    <style:style style:name="T6" style:family="text">
      <style:text-properties fo:color="#004586" style:font-name="Cambria" fo:font-size="16pt" officeooo:rsid="00142a47" style:font-size-asian="16pt" style:font-size-complex="20pt"/>
    </style:style>
    <style:style style:name="T7" style:family="text">
      <style:text-properties fo:color="#004586" fo:font-size="16pt" style:font-size-asian="16pt" style:font-size-complex="20pt"/>
    </style:style>
    <style:style style:name="T8" style:family="text">
      <style:text-properties fo:color="#ff0000" style:font-name="Calibri Light" style:font-name-complex="Calibri Light"/>
    </style:style>
    <style:style style:name="T9" style:family="text">
      <style:text-properties fo:color="#000000" style:font-name="Calibri Light" style:font-name-complex="Calibri Light"/>
    </style:style>
    <style:style style:name="T10" style:family="text">
      <style:text-properties style:font-name="Calibri Light" officeooo:rsid="00142a47"/>
    </style:style>
    <style:style style:name="T11" style:family="text">
      <style:text-properties style:font-name="Calibri Light" fo:font-size="12pt" officeooo:rsid="00142a47" style:font-size-asian="12pt" style:font-size-complex="12pt"/>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2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2"/>
      <text:p text:style-name="Title">Request for proposal</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lejandro Luque Cerpa</text:p>
      <text:p text:style-name="P8">Antonio Portillo Raya<text:tab/><text:tab/><text:tab/><text:tab/><text:tab/><text:tab/><text:tab/>octubre de 2018</text:p>
      <text:p text:style-name="P8"/>
      <text:p text:style-name="P4"><text:soft-page-break/>Índice</text:p>
      <text:p text:style-name="P7"/>
      <text:h text:style-name="Título_20_1" text:outline-level="1">Resumen y contexto</text:h>
      <text:h text:style-name="Título_20_1" text:outline-level="1">Guía para la elaboración de las propuestas</text:h>
      <text:h text:style-name="Título_20_1" text:outline-level="1">Objetivos</text:h>
      <text:h text:style-name="Título_20_1" text:outline-level="1">Definición de requisitos</text:h>
      <text:h text:style-name="P21" text:outline-level="2">Requisitos generales</text:h>
      <text:h text:style-name="P23" text:outline-level="2" text:is-list-header="true"><text:span text:style-name="T10">4.1.1 Información sobre los usuarios</text:span></text:h>
      <text:h text:style-name="P23" text:outline-level="2" text:is-list-header="true"><text:span text:style-name="T10">4.1.2 Moderación en la página web</text:span></text:h>
      <text:h text:style-name="P23" text:outline-level="2" text:is-list-header="true"><text:span text:style-name="T10">4.1.3 Garantía y mantenimiento</text:span></text:h>
      <text:h text:style-name="P21" text:outline-level="2">Requisitos del servicio de Streaming</text:h>
      <text:h text:style-name="P23" text:outline-level="2" text:is-list-header="true"><text:span text:style-name="T10">4.2.1 Privacidad del servicio de Streaming</text:span></text:h>
      <text:h text:style-name="P23" text:outline-level="2" text:is-list-header="true"><text:span text:style-name="T10">4.2.2 Fiabilidad del servicio de Streaming</text:span></text:h>
      <text:h text:style-name="P23" text:outline-level="2" text:is-list-header="true"><text:span text:style-name="T10">4.2.3 Almacenamiento de los vídeos retransmitidos</text:span></text:h>
      <text:h text:style-name="P21" text:outline-level="2">Requisitos del servicio de chat</text:h>
      <text:h text:style-name="P23" text:outline-level="2" text:is-list-header="true"><text:span text:style-name="T10">4.3.1 Privacidad del servicio de chat</text:span></text:h>
      <text:h text:style-name="P23" text:outline-level="2" text:is-list-header="true"><text:span text:style-name="T10">4.3.2 Almacenamiento de los chats</text:span></text:h>
      <text:h text:style-name="P21" text:outline-level="2">Requisitos del servicio de foros</text:h>
      <text:h text:style-name="P23" text:outline-level="2" text:is-list-header="true"><text:span text:style-name="T10">4.4.1 Organización del foro</text:span></text:h>
      <text:h text:style-name="P22" text:outline-level="2" text:is-list-header="true"><text:span text:style-name="T11">4.4.2 Contenido multimedia en los foros</text:span></text:h>
      <text:h text:style-name="Título_20_1" text:outline-level="1">Alcance del proyecto</text:h>
      <text:h text:style-name="Título_20_1" text:outline-level="1">Entregables</text:h>
      <text:h text:style-name="Título_20_1" text:outline-level="1">Planificación temporal</text:h>
      <text:h text:style-name="Título_20_2" text:outline-level="2">Planificación temporal de la RFP</text:h>
      <text:h text:style-name="Título_20_2" text:outline-level="2">Planificación temporal del proyecto</text:h>
      <text:h text:style-name="Título_20_1" text:outline-level="1">Presupuesto</text:h>
      <text:h text:style-name="Título_20_1" text:outline-level="1">Información adicional necesaria</text:h>
      <text:h text:style-name="Título_20_1" text:outline-level="1">Criterio de evaluación de propuestas</text:h>
      <text:p text:style-name="Normal"/>
      <text:p text:style-name="P1"/>
      <text:p text:style-name="P1"/>
      <text:p text:style-name="P1"/>
      <text:p text:style-name="P1"/>
      <text:p text:style-name="P1"/>
      <text:p text:style-name="P1"/>
      <text:p text:style-name="P1"><text:soft-page-break/><text:span text:style-name="T3">1. Resumen y contexto</text:span></text:p>
      <text:p text:style-name="P9"/>
      <text:p text:style-name="P28">Paizo Inc. lleva 15 años dedicada al sector de los juegos de rol. A lo largo de los años, miles de personas han utilizado contenido de la empresa para crear o completar sus partidas. En su página web se encuentra disponible contenido de diversos juegos, y un gran equipo de personas se encarga de mantenerlo todo actualizado y disponible para los jugadores continuamente. </text:p>
      <text:p text:style-name="P28">A pesar de que la labor principal de la empresa sea la distribución de contenido, Paizo ha decidido ampliar su alcance y crear una plataforma web dedicada al visionado, tanto en directo como en diferido, de vídeos de juegos de rol, y que también funcione como red social de los usuarios. En dicha plataforma, los usuarios podrán ver y subir vídeos e imágenes de sus partidas, así como chatear e intercambiar información con otros usuarios.</text:p>
      <text:p text:style-name="P28"/>
      <text:p text:style-name="P28">El propósito de esta RFP es solicitar ofertas por parte de empresas para el desarrollo de la plataforma web, y de la base de datos encargada de darle funcionalidad.</text:p>
      <text:p text:style-name="P14"/>
      <text:p text:style-name="Standard"/>
      <text:p text:style-name="P3">2. Guia para la elaboración de las propuestas</text:p>
      <text:p text:style-name="Standard"/>
      <text:p text:style-name="P12">Esta RFP enumera los requisitos a cumplir por las propuestas presentadas por las empresas. Será posible la presentación de propuestas hasta el 16 de diciembre de 2018 a las 23:59 hora española. Fuera de dicho plazo no será aceptada ninguna nueva propuesta. Todas las propuestas deben estar firmadas por un representante legal autorizado de la empresa participante.</text:p>
      <text:p text:style-name="P12"/>
      <text:p text:style-name="P12">Toda subcontratación dentro de la propuesta deberá ser expuesta para su posible consideración o denegación. </text:p>
      <text:p text:style-name="P12"/>
      <text:p text:style-name="P12">Los costes deben estar detallados y reflejar impuestos y tasas en el desglose de los mismos.</text:p>
      <text:p text:style-name="P12"/>
      <text:p text:style-name="P12">Los términos de contratación serán discutidos una vez asignada la oferta ganadora.</text:p>
      <text:p text:style-name="P12"/>
      <text:p text:style-name="P12"/>
      <text:p text:style-name="P3">3. Objetivos</text:p>
      <text:p text:style-name="P3"/>
      <text:p text:style-name="P33">Este proyecto tiene como objetivo la creación de una página web que sirva de punto de encuentro entre los distintos jugadores. </text:p>
      <text:p text:style-name="P33">Más concretamente, los objetivos del proyecto son los siguientes:</text:p>
      <text:list xml:id="list1853372352444608579" text:style-name="L1">
        <text:list-item>
          <text:p text:style-name="P34">Proveer un servicio de streaming a los jugadores para que puedan retransmitir sus partidas.</text:p>
        </text:list-item>
        <text:list-item>
          <text:p text:style-name="P34">Proveer un servicio de chat para que los jugadores se comuniquen fácilmente</text:p>
        </text:list-item>
        <text:list-item>
          <text:p text:style-name="P34">Proveer un servicio de foro para que los jugadores puedan ir exponiendo y resolviendo dudas o compartiendo información.</text:p>
        </text:list-item>
        <text:list-item>
          <text:p text:style-name="P34">Proveer un servicio de almacenamiento que les permita compartir imágenes y vídeos entre los usuarios. </text:p>
        </text:list-item>
      </text:list>
      <text:p text:style-name="P15"/>
      <text:p text:style-name="P15"/>
      <text:p text:style-name="P15"/>
      <text:p text:style-name="P15"/>
      <text:p text:style-name="P15"/>
      <text:p text:style-name="P3"><text:soft-page-break/>4. Definición de requisitos</text:p>
      <text:p text:style-name="P3"/>
      <text:p text:style-name="P33">Los requisitos a cumplir en este proyecto se pueden separar en varios apartados:</text:p>
      <text:p text:style-name="P1"><text:span text:style-name="Fuente_20_de_20_párrafo_20_predeter."><text:span text:style-name="T2"/></text:span></text:p>
      <text:p text:style-name="P39"><text:span text:style-name="Fuente_20_de_20_párrafo_20_predeter."><text:span text:style-name="T2">4.1 </text:span></text:span><text:span text:style-name="Fuente_20_de_20_párrafo_20_predeter."><text:span text:style-name="T4">Requisitos generales</text:span></text:span></text:p>
      <text:p text:style-name="P39"><text:span text:style-name="Fuente_20_de_20_párrafo_20_predeter."><text:span text:style-name="T4"><text:tab/></text:span></text:span></text:p>
      <text:p text:style-name="P40"><text:span text:style-name="Fuente_20_de_20_párrafo_20_predeter."><text:span text:style-name="T5">4.1.1 Información sobre los usuarios</text:span></text:span></text:p>
      <text:p text:style-name="P40"><text:span text:style-name="Fuente_20_de_20_párrafo_20_predeter."><text:span text:style-name="T5"/></text:span></text:p>
      <text:p text:style-name="P40"><text:span text:style-name="Fuente_20_de_20_párrafo_20_predeter."><text:span text:style-name="T1">Para crear un usuario, únicamente será necesario que las personas den una dirección de email válida, un nombre de usuario y una contraseña.</text:span></text:span></text:p>
      <text:p text:style-name="P41"/>
      <text:p text:style-name="P39"><text:span text:style-name="Fuente_20_de_20_párrafo_20_predeter."><text:span text:style-name="T5">4.1.2 Moderación en la página web</text:span></text:span></text:p>
      <text:p text:style-name="P39"><text:span text:style-name="Fuente_20_de_20_párrafo_20_predeter."><text:span text:style-name="T5"/></text:span></text:p>
      <text:p text:style-name="P39"><text:span text:style-name="Fuente_20_de_20_párrafo_20_predeter."><text:span text:style-name="T1">Paizo debe ser capaz de expulsar permanente o temporalmente a los usuarios que realicen malos usos de la página, como pueden ser trato discriminatorio o vejatorio e insultos de algún tipo.</text:span></text:span></text:p>
      <text:p text:style-name="P46"/>
      <text:p text:style-name="P39"><text:span text:style-name="Fuente_20_de_20_párrafo_20_predeter."><text:span text:style-name="T5">4.1.3 Garantía y mantenimiento</text:span></text:span></text:p>
      <text:p text:style-name="P39"><text:span text:style-name="Fuente_20_de_20_párrafo_20_predeter."><text:span text:style-name="T5"/></text:span></text:p>
      <text:p text:style-name="P39"><text:span text:style-name="Fuente_20_de_20_párrafo_20_predeter."><text:span text:style-name="T1">La empresa realizadora se compromete a garantizar el correcto funcionamiento de la página durante dos años, y a pagar el doble del importe recibido en caso de romper el contrato en representación de daños y perjuicios.</text:span></text:span></text:p>
      <text:p text:style-name="P41"/>
      <text:p text:style-name="P42"/>
      <text:p text:style-name="P39"><text:span text:style-name="Fuente_20_de_20_párrafo_20_predeter."><text:span text:style-name="T2">4.2 </text:span></text:span><text:span text:style-name="Fuente_20_de_20_párrafo_20_predeter."><text:span text:style-name="T4">Requisitos del servicio de Streaming</text:span></text:span></text:p>
      <text:p text:style-name="P45"/>
      <text:p text:style-name="P39"><text:span text:style-name="Fuente_20_de_20_párrafo_20_predeter."><text:span text:style-name="T5">4.2.1 Privacidad del servicio de Streamin</text:span></text:span><text:span text:style-name="Fuente_20_de_20_párrafo_20_predeter."><text:span text:style-name="T6">g</text:span></text:span></text:p>
      <text:p text:style-name="P39"><text:span text:style-name="Fuente_20_de_20_párrafo_20_predeter."><text:span text:style-name="T6"/></text:span></text:p>
      <text:p text:style-name="P39"><text:span text:style-name="Fuente_20_de_20_párrafo_20_predeter."><text:span text:style-name="T1">Cualquier usuario debe ser libre de poder decidir a qué usuarios permite acceder a sus retransmisiones. Un usuario sólo podrá ver aquellas retransmisiones para las cuales tiene permiso de acceso.</text:span></text:span></text:p>
      <text:p text:style-name="P45"/>
      <text:p text:style-name="P39"><text:span text:style-name="Fuente_20_de_20_párrafo_20_predeter."><text:span text:style-name="T5">4.2.2 Fiabilidad del servicio de Streaming</text:span></text:span></text:p>
      <text:p text:style-name="P39"><text:span text:style-name="Fuente_20_de_20_párrafo_20_predeter."><text:span text:style-name="T5"/></text:span></text:p>
      <text:p text:style-name="P39"><text:span text:style-name="Fuente_20_de_20_párrafo_20_predeter."><text:span text:style-name="T1">Cualquier usuario con conexión a internet suficientemente potente debería ser capaz de poder retransmitir o ver en directo cualquier retransmisión que se esté realizando en ese momento a la que tenga acceso.</text:span></text:span></text:p>
      <text:p text:style-name="P46"/>
      <text:p text:style-name="P46"/>
      <text:p text:style-name="P46"/>
      <text:p text:style-name="P46"/>
      <text:p text:style-name="P39"><text:soft-page-break/><text:span text:style-name="Fuente_20_de_20_párrafo_20_predeter."><text:span text:style-name="T5">4.2.3 Almacenamiento de los vídeos retransmitidos</text:span></text:span></text:p>
      <text:p text:style-name="P39"><text:span text:style-name="Fuente_20_de_20_párrafo_20_predeter."><text:span text:style-name="T5"/></text:span></text:p>
      <text:p text:style-name="P39"><text:span text:style-name="Fuente_20_de_20_párrafo_20_predeter."><text:span text:style-name="T1">Cualquier usuario podrá almacenar los vídeos que haya retransmitido si así lo desea, permitiendo a quien tenga acceso y no haya podido verlo en directo verlo más adelante.</text:span></text:span></text:p>
      <text:p text:style-name="P37"><text:span text:style-name="T4"><text:tab/></text:span></text:p>
      <text:p text:style-name="P37"><text:span text:style-name="T4"><text:tab/></text:span></text:p>
      <text:p text:style-name="P39"><text:span text:style-name="Fuente_20_de_20_párrafo_20_predeter."><text:span text:style-name="T2">4.3 </text:span></text:span><text:span text:style-name="Fuente_20_de_20_párrafo_20_predeter."><text:span text:style-name="T4">Requisitos del servicio de chat</text:span></text:span></text:p>
      <text:p text:style-name="P41"><text:tab/></text:p>
      <text:p text:style-name="P41">4.3.1 Privacidad del servicio de chat</text:p>
      <text:p text:style-name="P41"/>
      <text:p text:style-name="P39"><text:span text:style-name="Fuente_20_de_20_párrafo_20_predeter."><text:span text:style-name="T1">Cualquier usuario podrá ponerse en contacto con cualquier otro siempre que conozca el nombre de usuario del otro, y este no le haya bloqueado, pero nadie más podrá acceder a dicha conversación salvo que lo inviten a esta.</text:span></text:span></text:p>
      <text:p text:style-name="P45"/>
      <text:p text:style-name="P41">4.3.2 Almacenamiento de los chats</text:p>
      <text:p text:style-name="P45"/>
      <text:p text:style-name="P39"><text:span text:style-name="Fuente_20_de_20_párrafo_20_predeter."><text:span text:style-name="T1">Todos los chats quedarán almacenados. Cualquier usuario podrá solicitar un registro de todos los chats en los que ha intervenido, aunque no podrá eliminar sus mensajes una vez estos hayan sido enviados. Solamente el personal de Paizo competente podrá acceder al contenido de dichos chats.</text:span></text:span></text:p>
      <text:p text:style-name="P45"/>
      <text:p text:style-name="P45"/>
      <text:p text:style-name="P39"><text:span text:style-name="Fuente_20_de_20_párrafo_20_predeter."><text:span text:style-name="T2">4.4 </text:span></text:span><text:span text:style-name="Fuente_20_de_20_párrafo_20_predeter."><text:span text:style-name="T4">Requisitos del servicio del foro</text:span></text:span></text:p>
      <text:p text:style-name="P41"><text:tab/></text:p>
      <text:p text:style-name="P41">4.4.1 Organización del foro</text:p>
      <text:p text:style-name="P41"/>
      <text:p text:style-name="P46">Todos los temas tratados en el foro estarán clasificados en distintas categorías. Únicamente los moderadores de Paizo podrán crear, modificar o eliminar categorías. Todos los usuarios podrán comentar en las distintas entradas de todas las categorías y crear <text:tab/>entradas nuevas.</text:p>
      <text:p text:style-name="P46"/>
      <text:p text:style-name="P41">4.4.2 Contenido multimedia en los foros</text:p>
      <text:p text:style-name="P41"/>
      <text:p text:style-name="P46">Cada usuario podrá enlazar contenido multimedia en el foro, siempre que este haya sido almacenado previamente en la página web.</text:p>
      <text:p text:style-name="P46"/>
      <text:p text:style-name="P46"/>
      <text:p text:style-name="P46"/>
      <text:p text:style-name="P46"/>
      <text:p text:style-name="P46"/>
      <text:p text:style-name="P46"/>
      <text:p text:style-name="P46"/>
      <text:p text:style-name="P46"/>
      <text:p text:style-name="P39"><text:soft-page-break/><text:span text:style-name="Fuente_20_de_20_párrafo_20_predeter."><text:span text:style-name="T2">4.5 </text:span></text:span><text:span text:style-name="Fuente_20_de_20_párrafo_20_predeter."><text:span text:style-name="T4">Requisitos del servicio de almacenamiento </text:span></text:span></text:p>
      <text:p text:style-name="P46"/>
      <text:p text:style-name="P41">4.5.1 Contenido multimedia personal</text:p>
      <text:p text:style-name="P41"/>
      <text:p text:style-name="P46">Cada usuario podrá almacenar imágenes o vídeos en el servicio que provee la página web. El espacio disponible será ilimitado, pero a partir de una cierta cantidad el servicio será de pago. Este contenido será privado, salvo que el usuario decida compartirlo.</text:p>
      <text:p text:style-name="P50"><text:span text:style-name="T7"/></text:p>
      <text:p text:style-name="P50"><text:span text:style-name="T7">4.5.2 Disponibilidad del contenido multimedia</text:span></text:p>
      <text:p text:style-name="P41"/>
      <text:p text:style-name="P46">Cada usuario podrá eliminar contenido multimedia si así lo desea, liberando espacio que volverá a tener disponible. Si ha sido compartido, tras eliminarlo sólo aparecerá una nota indicando que ya no existe.</text:p>
      <text:p text:style-name="P10"/>
      <text:p text:style-name="P10"/>
      <text:p text:style-name="P1"/>
      <text:p text:style-name="P3">5. Alcance del proyecto</text:p>
      <text:p text:style-name="P3"/>
      <text:p text:style-name="P43">Organizativo</text:p>
      <text:p text:style-name="P43"><text:tab/><text:tab/></text:p>
      <text:p text:style-name="P48">El proyecto pretende dar un servicio a una demanda creciente de jugadores de rol. Permitiendo a jugadores y aficionados de todas partes, poderse conectar para ver partidas o retransmitir las suyas propias.</text:p>
      <text:p text:style-name="P47"><text:tab/><text:tab/></text:p>
      <text:p text:style-name="P47">Como efecto adicional, se conseguirá aumentar la visibilidad de esta clase de ocio y conseguir más aficionados a ello.</text:p>
      <text:p text:style-name="P47"/>
      <text:p text:style-name="P47">La plataforma constará de una aplicación web de visionado y retransmisión, y una base de datos capaz de guardar los datos a tratar.</text:p>
      <text:p text:style-name="P47"><text:tab/><text:tab/></text:p>
      <text:p text:style-name="P47">A nivel de metodología, se espera realizar sesiones de control periódicas, según la metodología SCRUM. Se espera que las distintas partes del proyecto se reúnan para mostrar los avances y poder corregir posibles faltas de comunicación.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4"><text:soft-page-break/>Temporal</text:p>
      <text:p text:style-name="P47"><text:tab/></text:p>
      <text:p text:style-name="P47">Se pretende tener reuniones cada pocas semanas en las que los desarrolladores <text:tab/>muestran pequeños avances sobre el proyecto. Así mismo se realizarán unas primeras semanas de exposición sobre los requisitos a los mismos como se detalla a continuación:</text:p>
      <text:list xml:id="list1027934151378342716" text:style-name="L2">
        <text:list-item>
          <text:p text:style-name="P49">Consultas legales: 2 semanas</text:p>
        </text:list-item>
        <text:list-item>
          <text:p text:style-name="P49">Reuniones con los programadores: 3 semanas</text:p>
        </text:list-item>
        <text:list-item>
          <text:p text:style-name="P49">Reuniones con los encargados de tratamiento de datos: 1 mes</text:p>
        </text:list-item>
        <text:list-item>
          <text:p text:style-name="P49">Desarrollo de base de datos: 8 semanas</text:p>
        </text:list-item>
        <text:list-item>
          <text:p text:style-name="P49">Desarrollo aplicación web: 5 semanas</text:p>
        </text:list-item>
      </text:list>
      <text:p text:style-name="P48"/>
      <text:p text:style-name="P52"><text:span text:style-name="Fuente_20_de_20_párrafo_20_predeter."><text:span text:style-name="T1">Se estima que la creación total llevará unos </text:span></text:span><text:span text:style-name="Fuente_20_de_20_párrafo_20_predeter."><text:span text:style-name="T9">6</text:span></text:span><text:span text:style-name="Fuente_20_de_20_párrafo_20_predeter."><text:span text:style-name="T1"> meses.</text:span></text:span></text:p>
      <text:p text:style-name="P44"/>
      <text:p text:style-name="P44">Costes</text:p>
      <text:p text:style-name="P44"/>
      <text:p text:style-name="P51"><text:span text:style-name="Fuente_20_de_20_párrafo_20_predeter."><text:span text:style-name="T9">El presupuesto será de 5.000€,</text:span></text:span><text:span text:style-name="Fuente_20_de_20_párrafo_20_predeter."><text:span text:style-name="T8"> </text:span></text:span><text:span text:style-name="Fuente_20_de_20_párrafo_20_predeter."><text:span text:style-name="T1">en </text:span></text:span><text:span text:style-name="Fuente_20_de_20_párrafo_20_predeter."><text:span text:style-name="T9">el que ya se incluyen tanto los gastos materiales como de mano de obra. Se presupone la formación de los desarrolladores, siendo las semanas de formación para especificar los requisitos deseados, pero se espera cierta variación en el coste final.</text:span></text:span></text:p>
      <text:p text:style-name="P51"><text:span text:style-name="Fuente_20_de_20_párrafo_20_predeter."><text:span text:style-name="T9">El proyecto se pagará en dos partes. El 40% al principio, y el 60% al final. </text:span></text:span></text:p>
      <text:p text:style-name="P5"/>
      <text:p text:style-name="P5"/>
      <text:p text:style-name="P5"/>
      <text:p text:style-name="P5"/>
      <text:p text:style-name="P18"/>
      <text:p text:style-name="P18"/>
      <text:p text:style-name="P3">6. Entregables</text:p>
      <text:p text:style-name="P19"/>
      <text:p text:style-name="P35">Se espera que, una vez que se adjudique el trabajo, se realicen reuniones entre Paizo y la empresa desarrolladora cada dos semanas con el fin de llevar un control sobre el desarrollo de la página web. </text:p>
      <text:p text:style-name="P35">En las diferentes reuniones se espera que la empresa realice una serie de entregables con el fin de mostrar su progreso y discutir aspectos sobre la realización de la página.</text:p>
      <text:p text:style-name="P36">Al finalizar el proyecto, se deben disponer de los siguientes documentos:</text:p>
      <text:list xml:id="list5374434960629204691" text:style-name="L3">
        <text:list-item>
          <text:p text:style-name="P29">Documento explicativo con planificación del proyecto y contenido de la plataforma.</text:p>
        </text:list-item>
        <text:list-item>
          <text:p text:style-name="P29">Prototipo de la plataforma, si no con todas sus funcionalidades, sí con las más esenciales.</text:p>
        </text:list-item>
        <text:list-item>
          <text:p text:style-name="P29">Documento con la plataforma totalmente desarrollada, funcionalidades que se esperan y especificaciones de uso de la misma.</text:p>
        </text:list-item>
        <text:list-item>
          <text:p text:style-name="P29">Manual de mantenimiento de la plataforma.</text:p>
        </text:list-item>
        <text:list-item>
          <text:p text:style-name="P29">Evaluación y pruebas de la plataforma para evitar fallos.</text:p>
        </text:list-item>
      </text:list>
      <text:p text:style-name="P3"/>
      <text:p text:style-name="P1"/>
      <text:p text:style-name="P3"><text:soft-page-break/>7. Planificación temporal</text:p>
      <text:p text:style-name="P3"/>
      <text:p text:style-name="P43">7.1 Planificación temporal de la RFP</text:p>
      <text:p text:style-name="P43"/>
      <text:p text:style-name="P53"><text:span text:style-name="Fuente_20_de_20_párrafo_20_predeter."><text:span text:style-name="T9">Para la entrega de propuestas se abre un plazo desde el 16 de noviembre de 2018 hasta el 16 de diciembre de 2018 a las 23:59 horas.</text:span></text:span></text:p>
      <text:p text:style-name="P53"><text:span text:style-name="T9">La evaluación de las propuestas se llevará a cabo entre el 17 de diciembre y el 22 de diciembre de 2018. En caso de necesitar información adicional, se contactará con los ofertantes durante este periodo.</text:span></text:p>
      <text:p text:style-name="P54">La elección de la empresa se finalizará como muy tarde el 10 de enero de 2019.</text:p>
      <text:p text:style-name="P54">La empresa seleccionada será notificada y las negociaciones comenzarán cuanto <text:tab/>antes. El contrato debería haberse cerrado antes del 15 de enero de 2019.</text:p>
      <text:p text:style-name="P54">Las empresas no seleccionadas serán notificadas antes del 15 de febrero de 2019.</text:p>
      <text:p text:style-name="P42"/>
      <text:p text:style-name="P43">7.2 Planificación temporal del proyecto</text:p>
      <text:p text:style-name="P39"/>
      <text:p text:style-name="P24"><text:span text:style-name="Fuente_20_de_20_párrafo_20_predeter."><text:span text:style-name="T9">La duración del proyecto es de un máximo de 6 meses.</text:span></text:span><text:span text:style-name="Fuente_20_de_20_párrafo_20_predeter."><text:span text:style-name="T8"> </text:span></text:span><text:span text:style-name="Fuente_20_de_20_párrafo_20_predeter."><text:span text:style-name="T9">El proyecto debe estar completo antes del 16 de julio de 2019. La fecha de inicio prevista sería el 15 de enero de 2019. </text:span></text:span></text:p>
      <text:p text:style-name="P15"/>
      <text:p text:style-name="Standard"/>
      <text:p text:style-name="Standard"/>
      <text:p text:style-name="Standard"/>
      <text:p text:style-name="P3">8. Presupuesto</text:p>
      <text:p text:style-name="P3"/>
      <text:p text:style-name="P35">Todas las propuestas deben incluir un desglose de los distintos costes para la realización de las tareas en el alcance del proyecto. Los costes deben incluir todos los impuestos, y las tasas deben estar claramente indicadas.</text:p>
      <text:p text:style-name="P35"><text:tab/> </text:p>
      <text:p text:style-name="P11"/>
      <text:p text:style-name="P3"/>
      <text:p text:style-name="P17"/>
      <text:p text:style-name="P3">9. Información adicional necesaria</text:p>
      <text:p text:style-name="P6"><text:tab/></text:p>
      <text:p text:style-name="P32"><text:span text:style-name="Fuente_20_de_20_párrafo_20_predeter."><text:span text:style-name="T9">Todas las ofertas deben incluir las siguientes referencias:</text:span></text:span></text:p>
      <text:list xml:id="list1784710163286040335" text:style-name="L4">
        <text:list-item>
          <text:p text:style-name="P30">Planificación temporal de ejecución del proyecto</text:p>
        </text:list-item>
        <text:list-item>
          <text:p text:style-name="P30">Costes asociados al proyecto y pagos a realizar.</text:p>
        </text:list-item>
        <text:list-item>
          <text:p text:style-name="P30">Información acerca de su equipo de trabajo, así como experiencias previas e información acerca de otros trabajos realizados.</text:p>
        </text:list-item>
        <text:list-item>
          <text:p text:style-name="P30">Información acerca de los procedimientos de verificación de estándares de calidad.</text:p>
        </text:list-item>
        <text:list-item>
          <text:p text:style-name="P30">Legislación aplicable.</text:p>
        </text:list-item>
      </text:list>
      <text:p text:style-name="P13"><text:tab/> </text:p>
      <text:p text:style-name="P16"/>
      <text:p text:style-name="P16"><text:soft-page-break/></text:p>
      <text:p text:style-name="P1"><text:span text:style-name="Fuente_20_de_20_párrafo_20_predeter."><text:span text:style-name="T3">10. Criterio de evaluación de propuestas</text:span></text:span></text:p>
      <text:p text:style-name="P1"><text:span text:style-name="Fuente_20_de_20_párrafo_20_predeter."><text:span text:style-name="T1"/></text:span></text:p>
      <text:p text:style-name="P32"><text:span text:style-name="Fuente_20_de_20_párrafo_20_predeter."><text:span text:style-name="T1">Las propuestas se evaluarán en base a los siguientes criterios:</text:span></text:span></text:p>
      <text:list xml:id="list5891375942438974997" text:style-name="L5">
        <text:list-item>
          <text:p text:style-name="P27">Adecuación general: la solución debe cumplir todos los requisitos previamente expuestos y debe estar presentada debidamente documentada.</text:p>
        </text:list-item>
        <text:list-item>
          <text:p text:style-name="P27">Experiencia organizativa: los ofertantes serán evaluados de acuerdo a experiencias previas en otros proyectos similares.</text:p>
        </text:list-item>
        <text:list-item>
          <text:p text:style-name="P27">Coste: Se evaluará el coste propuesto y la proporción de costes de cada apartado dentro del total.</text:p>
        </text:list-item>
        <text:list-item>
          <text:p text:style-name="P27">Experiencia técnica: Se evaluará positivamente experiencias técnicas profesionales previas al proyecto presentado.</text:p>
        </text:list-item>
      </text:list>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style:style>
    <style:style style:name="Título_20_1" style:display-name="Título 1" style:family="paragraph" style:parent-style-name="Normal" style:next-style-name="Normal" style:default-outline-level="1">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Título_20_2" style:display-name="Título 2" style:family="paragraph" style:parent-style-name="Normal" style:next-style-name="Normal" style:default-outline-level="2">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Título_20_3" style:display-name="Título 3" style:family="paragraph" style:parent-style-name="Normal" style:next-style-name="Normal" style:default-outline-level="3">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Título_20_4" style:display-name="Título 4" style:family="paragraph" style:parent-style-name="Normal" style:next-style-name="Normal" style:default-outline-level="4">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Título_20_5" style:display-name="Título 5" style:family="paragraph" style:parent-style-name="Normal" style:next-style-name="Normal" style:default-outline-level="5">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Título_20_6" style:display-name="Título 6" style:family="paragraph" style:parent-style-name="Normal" style:next-style-name="Normal" style:default-outline-level="6">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Título_20_7" style:display-name="Título 7" style:family="paragraph" style:parent-style-name="Normal" style:next-style-name="Normal" style:default-outline-level="7">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Título_20_8" style:display-name="Título 8" style:family="paragraph" style:parent-style-name="Normal" style:next-style-name="Normal" style:default-outline-level="8">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Título_20_9" style:display-name="Título 9" style:family="paragraph" style:parent-style-name="Normal" style:next-style-name="Normal" style:default-outline-level="9">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ítulo_20_Car" style:display-name="Subtítulo Car" style:family="text" style:parent-style-name="Fuente_20_de_20_párrafo_20_predeter.">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Título_20_3_20_Car" style:display-name="Título 3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ítulo_20_4_20_Car" style:display-name="Título 4 Car" style:family="text" style:parent-style-name="Fuente_20_de_20_párrafo_20_predeter.">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Título_20_5_20_Car" style:display-name="Título 5 Car" style:family="text" style:parent-style-name="Fuente_20_de_20_párrafo_20_predeter.">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ítulo_20_6_20_Car" style:display-name="Título 6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ítulo_20_7_20_Car" style:display-name="Título 7 Car" style:family="text" style:parent-style-name="Fuente_20_de_20_párrafo_20_predeter.">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Título_20_8_20_Car" style:display-name="Título 8 Car" style:family="text" style:parent-style-name="Fuente_20_de_20_párrafo_20_predeter.">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Título_20_9_20_Car" style:display-name="Título 9 Car" style:family="text" style:parent-style-name="Fuente_20_de_20_párrafo_20_predeter.">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Alejandro Luque Cerpa</meta:initial-creator>
    <meta:creation-date>2018-10-31T14:26:00Z</meta:creation-date>
    <dc:date>2018-11-13T17:32:52.086000000</dc:date>
    <meta:editing-cycles>9</meta:editing-cycles>
    <meta:editing-duration>PT6H36M32S</meta:editing-duration>
    <meta:document-statistic meta:table-count="0" meta:image-count="0" meta:object-count="0" meta:page-count="9" meta:paragraph-count="140" meta:word-count="1773" meta:character-count="11097" meta:non-whitespace-character-count="9456"/>
    <meta:template xlink:type="simple" xlink:actuate="onRequest" xlink:title="" xlink:href="Normal"/>
  </office:meta>
</office:document-meta>
</file>